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99ccff" draw:fill-hatch-name="Black_20_0_20_Degrees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99ccff" draw:fill-hatch-name="Black_20_0_20_Degrees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Обычный">
        <draw:custom-shape draw:style-name="gr1" draw:text-style-name="P1" draw:layer="layout" svg:width="3cm" svg:height="6.94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0.709cm" svg:x="6cm" svg:y="5.5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0.709cm" svg:x="8.668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0.709cm" svg:x="11.432cm" svg:y="5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6.94cm" svg:x="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227cm" svg:height="8cm" draw:transform="rotate (-1.57079632679579) translate (14cm 6.5cm)">
          <text:p/>
          <draw:enhanced-geometry svg:viewBox="0 0 21600 21600" draw:mirror-horizontal="false" draw:mirror-vertical="false" draw:glue-points="0 0 0 21600 21600 10800" draw:text-areas="0 ?f3 15150 ?f4" draw:type="right-bracket" draw:modifiers="2726.318420394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4" draw:layer="layout" svg:width="0.959cm" svg:height="0.963cm" svg:x="9.5cm" svg:y="7cm">
          <draw:text-box>
            <text:p>N</text:p>
          </draw:text-box>
        </draw:frame>
        <draw:frame draw:style-name="gr5" draw:layer="layout" svg:width="0.815cm" svg:height="0.963cm" svg:x="7cm" svg:y="5.268cm">
          <draw:text-box>
            <text:p>x</text:p>
          </draw:text-box>
        </draw:frame>
        <draw:frame draw:style-name="gr5" draw:layer="layout" svg:width="0.811cm" svg:height="0.963cm" svg:x="9.445cm" svg:y="5.246cm">
          <draw:text-box>
            <text:p>y</text:p>
          </draw:text-box>
        </draw:frame>
        <draw:frame draw:style-name="gr5" draw:layer="layout" svg:width="0.82cm" svg:height="0.963cm" svg:x="12.361cm" svg:y="5.268cm">
          <draw:text-box>
            <text:p>z</text:p>
          </draw:text-box>
        </draw:frame>
        <draw:frame draw:style-name="gr6" draw:layer="layout" svg:width="0.815cm" svg:height="0.963cm" svg:x="3cm" svg:y="7.224cm">
          <draw:text-box>
            <text:p>x</text:p>
          </draw:text-box>
        </draw:frame>
        <draw:frame draw:style-name="gr5" draw:layer="layout" svg:width="0.811cm" svg:height="0.963cm" svg:x="3cm" svg:y="3.037cm">
          <draw:text-box>
            <text:p>y</text:p>
          </draw:text-box>
        </draw:frame>
        <draw:frame draw:style-name="gr5" draw:layer="layout" svg:width="0.82cm" svg:height="0.963cm" svg:x="3cm" svg:y="4.5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0.7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2-27T20:37:11.39</meta:creation-date>
    <dc:date>2009-02-27T23:38:48.78</dc:date>
    <dc:creator>Евгений Корныхин</dc:creator>
    <meta:editing-duration>PT00H15M12S</meta:editing-duration>
    <meta:editing-cycles>2</meta:editing-cycles>
    <meta:generator>OpenOffice.org/3.0$Win32 OpenOffice.org_project/300m9$Build-9358</meta:generator>
    <meta:printed-by>Евгений Корныхин</meta:printed-by>
    <meta:print-date>2009-02-27T23:38:44.37</meta:print-date>
    <meta:document-statistic meta:object-count="13"/>
    <meta:user-defined meta:name="Поле 1"/>
    <meta:user-defined meta:name="Поле 2"/>
    <meta:user-defined meta:name="Поле 3"/>
    <meta:user-defined meta:name="Поле 4"/>
  </office:meta>
</office:document-meta>
</file>